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133cm"/>
    </style:style>
    <style:style style:name="co2" style:family="table-column">
      <style:table-column-properties fo:break-before="auto" style:column-width="2.549cm"/>
    </style:style>
    <style:style style:name="co3" style:family="table-column">
      <style:table-column-properties fo:break-before="auto" style:column-width="20.512cm"/>
    </style:style>
    <style:style style:name="co4" style:family="table-column">
      <style:table-column-properties fo:break-before="auto" style:column-width="4.147cm"/>
    </style:style>
    <style:style style:name="co5" style:family="table-column">
      <style:table-column-properties fo:break-before="auto" style:column-width="10.09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Segoe U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ELEKTRONIIKKAKERHON TILAUSLISTA 3/201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KOMPONENTIN NIMI</text:p>
          </table:table-cell>
          <table:table-cell table:style-name="ce4" office:value-type="string" calcext:value-type="string">
            <text:p>LUKUMÄÄRÄ</text:p>
          </table:table-cell>
          <table:table-cell table:style-name="ce1" office:value-type="string" calcext:value-type="string">
            <text:p>DIGIKEY-LINKKI (tai tuotekoodi)</text:p>
          </table:table-cell>
          <table:table-cell table:style-name="ce4" office:value-type="string" calcext:value-type="string">
            <text:p>OMA NIMI</text:p>
          </table:table-cell>
          <table:table-cell table:style-name="ce1" office:value-type="string" calcext:value-type="string">
            <text:p>KOMMENTTI (Kuningasjuottaja tai juottaja täyttää)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1uF kondensaattori (smd 0805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ttps://www.digikey.com/product-detail/en/tdk-corporation/C2012X5R1H104K085AA/445-14401-2-ND/3951637</text:p>
          </table:table-cell>
          <table:table-cell office:value-type="string" calcext:value-type="string">
            <text:p>Janne Mustaniem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uF kondensaattori (smd 0805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ttps://www.digikey.com/product-detail/en/taiyo-yuden/TMK316F106ZL-T/587-1353-2-ND/930705</text:p>
          </table:table-cell>
          <table:table-cell office:value-type="string" calcext:value-type="string">
            <text:p>Janne Mustaniem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12B 5050 SMD RGB LED chip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ttp://www.ebay.com/itm/252319870385</text:p>
          </table:table-cell>
          <table:table-cell office:value-type="string" calcext:value-type="string">
            <text:p>Janne Mustaniemi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cp738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ttps://www.digikey.com/product-detail/en/microchip-technology/MCP73831T-2ACI-OT/MCP73831T-2ACI-OTCT-ND/1979802</text:p>
          </table:table-cell>
          <table:table-cell office:value-type="string" calcext:value-type="string">
            <text:p>Jore Rautava</text:p>
          </table:table-cell>
          <table:table-cell office:value-type="string" calcext:value-type="string">
            <text:p>Lipo-akkujen latauspiiri (KJ: Näitä löytyy, mutta tilataan lisää)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0">00.00.0000</text:date>, <text:time style:data-style-name="N2" text:time-value="19:45:31.2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6T22:39:25.976000000</meta:creation-date>
    <dc:date>2017-10-10T19:46:05.128000000</dc:date>
    <meta:editing-duration>PT23M54S</meta:editing-duration>
    <meta:editing-cycles>8</meta:editing-cycles>
    <meta:generator>LibreOffice/4.2.5.2$Windows_x86 LibreOffice_project/6ff819b65674ae6c83f3cbab9e4a4c2b292a7a94</meta:generator>
    <meta:document-statistic meta:table-count="1" meta:cell-count="23" meta:object-count="0"/>
  </office:meta>
</office:document-meta>
</file>